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Dp=1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147.76985805162337">
            <text:p>147.76985805162337</text:p>
          </table:table-cell>
          <table:table-cell office:value-type="float" office:value="1.8139849259166418">
            <text:p>1.8139849259166418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144.59787568166035">
            <text:p>144.59787568166035</text:p>
          </table:table-cell>
          <table:table-cell office:value-type="float" office:value="3.5933726149846374">
            <text:p>3.5933726149846374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145.50274541561174">
            <text:p>145.50274541561174</text:p>
          </table:table-cell>
          <table:table-cell office:value-type="float" office:value="2.454465869020521">
            <text:p>2.454465869020521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145.5432281697337">
            <text:p>145.5432281697337</text:p>
          </table:table-cell>
          <table:table-cell office:value-type="float" office:value="3.131375908674221">
            <text:p>3.131375908674221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146.43306643559742">
            <text:p>146.43306643559742</text:p>
          </table:table-cell>
          <table:table-cell office:value-type="float" office:value="2.1175570900846594">
            <text:p>2.1175570900846594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141.81702590941694">
            <text:p>141.81702590941694</text:p>
          </table:table-cell>
          <table:table-cell office:value-type="float" office:value="3.1494984466272786">
            <text:p>3.1494984466272786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144.2730600126817">
            <text:p>144.2730600126817</text:p>
          </table:table-cell>
          <table:table-cell office:value-type="float" office:value="2.4463315705390793">
            <text:p>2.4463315705390793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147.64942686899238">
            <text:p>147.64942686899238</text:p>
          </table:table-cell>
          <table:table-cell office:value-type="float" office:value="2.369546882565272">
            <text:p>2.369546882565272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144.82889908150338">
            <text:p>144.82889908150338</text:p>
          </table:table-cell>
          <table:table-cell office:value-type="float" office:value="1.7786114103018664">
            <text:p>1.7786114103018664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144.62332420206775">
            <text:p>144.62332420206775</text:p>
          </table:table-cell>
          <table:table-cell office:value-type="float" office:value="3.2177708181564015">
            <text:p>3.2177708181564015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143.1051975510225">
            <text:p>143.1051975510225</text:p>
          </table:table-cell>
          <table:table-cell office:value-type="float" office:value="3.9966521751588426">
            <text:p>3.9966521751588426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145.82763112043327">
            <text:p>145.82763112043327</text:p>
          </table:table-cell>
          <table:table-cell office:value-type="float" office:value="1.7980584097187977">
            <text:p>1.7980584097187977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143.8360456324911">
            <text:p>143.8360456324911</text:p>
          </table:table-cell>
          <table:table-cell office:value-type="float" office:value="2.4915924722048843">
            <text:p>2.4915924722048843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148.0622130069741">
            <text:p>148.0622130069741</text:p>
          </table:table-cell>
          <table:table-cell office:value-type="float" office:value="3.065143681196819">
            <text:p>3.065143681196819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142.89480668383624">
            <text:p>142.89480668383624</text:p>
          </table:table-cell>
          <table:table-cell office:value-type="float" office:value="3.498309410575226">
            <text:p>3.498309410575226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145.71404356397375">
            <text:p>145.71404356397375</text:p>
          </table:table-cell>
          <table:table-cell office:value-type="float" office:value="3.344538729802786">
            <text:p>3.344538729802786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145.68772783024983">
            <text:p>145.68772783024983</text:p>
          </table:table-cell>
          <table:table-cell office:value-type="float" office:value="1.713457811919356">
            <text:p>1.713457811919356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150.66559006151186">
            <text:p>150.66559006151186</text:p>
          </table:table-cell>
          <table:table-cell office:value-type="float" office:value="2.682916448288152">
            <text:p>2.682916448288152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143.90794756109318">
            <text:p>143.90794756109318</text:p>
          </table:table-cell>
          <table:table-cell office:value-type="float" office:value="2.312598984155412">
            <text:p>2.312598984155412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147.3714849665328">
            <text:p>147.3714849665328</text:p>
          </table:table-cell>
          <table:table-cell office:value-type="float" office:value="3.7647761060623828">
            <text:p>3.7647761060623828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148.9780814746836">
            <text:p>148.9780814746836</text:p>
          </table:table-cell>
          <table:table-cell office:value-type="float" office:value="3.0562951850336835">
            <text:p>3.0562951850336835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146.94252097406212">
            <text:p>146.94252097406212</text:p>
          </table:table-cell>
          <table:table-cell office:value-type="float" office:value="3.113475713862746">
            <text:p>3.113475713862746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145.17961991246025">
            <text:p>145.17961991246025</text:p>
          </table:table-cell>
          <table:table-cell office:value-type="float" office:value="3.304815296125973">
            <text:p>3.304815296125973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43.29837630691196">
            <text:p>143.29837630691196</text:p>
          </table:table-cell>
          <table:table-cell office:value-type="float" office:value="2.287271285533989">
            <text:p>2.287271285533989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43.87148598504695">
            <text:p>143.87148598504695</text:p>
          </table:table-cell>
          <table:table-cell office:value-type="float" office:value="1.7817880299930544">
            <text:p>1.7817880299930544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46.98141415355988">
            <text:p>146.98141415355988</text:p>
          </table:table-cell>
          <table:table-cell office:value-type="float" office:value="2.9833728690063492">
            <text:p>2.9833728690063492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41.01079335965295">
            <text:p>141.01079335965295</text:p>
          </table:table-cell>
          <table:table-cell office:value-type="float" office:value="3.109906336043257">
            <text:p>3.109906336043257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39.35648633668546">
            <text:p>139.35648633668546</text:p>
          </table:table-cell>
          <table:table-cell office:value-type="float" office:value="3.3002007277790666">
            <text:p>3.3002007277790666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29.65304117218747">
            <text:p>129.65304117218747</text:p>
          </table:table-cell>
          <table:table-cell office:value-type="float" office:value="2.3566306611643157">
            <text:p>2.3566306611643157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24.86641880014562">
            <text:p>124.86641880014562</text:p>
          </table:table-cell>
          <table:table-cell office:value-type="float" office:value="3.078148407668351">
            <text:p>3.078148407668351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27.54532948940823">
            <text:p>127.54532948940823</text:p>
          </table:table-cell>
          <table:table-cell office:value-type="float" office:value="2.6841513910133243">
            <text:p>2.6841513910133243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26.7835252386403">
            <text:p>126.7835252386403</text:p>
          </table:table-cell>
          <table:table-cell office:value-type="float" office:value="2.1960522477795807">
            <text:p>2.1960522477795807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33.62998980398612">
            <text:p>133.62998980398612</text:p>
          </table:table-cell>
          <table:table-cell office:value-type="float" office:value="1.635903358206779">
            <text:p>1.635903358206779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28.69806025516684">
            <text:p>128.69806025516684</text:p>
          </table:table-cell>
          <table:table-cell office:value-type="float" office:value="2.8340451947130227">
            <text:p>2.8340451947130227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36.72015715216997">
            <text:p>136.72015715216997</text:p>
          </table:table-cell>
          <table:table-cell office:value-type="float" office:value="3.0471187118967595">
            <text:p>3.0471187118967595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23.49543415026156">
            <text:p>123.49543415026156</text:p>
          </table:table-cell>
          <table:table-cell office:value-type="float" office:value="2.370220932932778">
            <text:p>2.370220932932778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22.20904250643348">
            <text:p>122.20904250643348</text:p>
          </table:table-cell>
          <table:table-cell office:value-type="float" office:value="2.4115505528078924">
            <text:p>2.4115505528078924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23.79137929991823">
            <text:p>123.79137929991823</text:p>
          </table:table-cell>
          <table:table-cell office:value-type="float" office:value="1.9891446156514332">
            <text:p>1.9891446156514332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22.56279871866786">
            <text:p>122.56279871866786</text:p>
          </table:table-cell>
          <table:table-cell office:value-type="float" office:value="3.790488910817964">
            <text:p>3.790488910817964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27.18663656810335">
            <text:p>127.18663656810335</text:p>
          </table:table-cell>
          <table:table-cell office:value-type="float" office:value="4.038562488025643">
            <text:p>4.03856248802564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6.01896891259109">
            <text:p>126.01896891259109</text:p>
          </table:table-cell>
          <table:table-cell office:value-type="float" office:value="2.7964457462882026">
            <text:p>2.7964457462882026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28.78421524555105">
            <text:p>128.78421524555105</text:p>
          </table:table-cell>
          <table:table-cell office:value-type="float" office:value="2.2322369132920805">
            <text:p>2.2322369132920805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33.83827883938915">
            <text:p>133.83827883938915</text:p>
          </table:table-cell>
          <table:table-cell office:value-type="float" office:value="2.5279795149028526">
            <text:p>2.5279795149028526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38.02964075660074">
            <text:p>138.02964075660074</text:p>
          </table:table-cell>
          <table:table-cell office:value-type="float" office:value="3.400718608107197">
            <text:p>3.400718608107197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43.14469437189592">
            <text:p>143.14469437189592</text:p>
          </table:table-cell>
          <table:table-cell office:value-type="float" office:value="2.4508995404524336">
            <text:p>2.4508995404524336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53.304233298749">
            <text:p>153.304233298749</text:p>
          </table:table-cell>
          <table:table-cell office:value-type="float" office:value="2.4770870639778955">
            <text:p>2.4770870639778955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160.643653392025">
            <text:p>160.643653392025</text:p>
          </table:table-cell>
          <table:table-cell office:value-type="float" office:value="3.668077627358206">
            <text:p>3.668077627358206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173.51759077531523">
            <text:p>173.51759077531523</text:p>
          </table:table-cell>
          <table:table-cell office:value-type="float" office:value="3.633986215198101">
            <text:p>3.633986215198101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87.30647292430885">
            <text:p>187.30647292430885</text:p>
          </table:table-cell>
          <table:table-cell office:value-type="float" office:value="1.9682028840530554">
            <text:p>1.9682028840530554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202.04746982142606">
            <text:p>202.04746982142606</text:p>
          </table:table-cell>
          <table:table-cell office:value-type="float" office:value="2.9648921801630506">
            <text:p>2.9648921801630506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216.92794296138064">
            <text:p>216.92794296138064</text:p>
          </table:table-cell>
          <table:table-cell office:value-type="float" office:value="3.8999228531398904">
            <text:p>3.8999228531398904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237.27753067430075">
            <text:p>237.27753067430075</text:p>
          </table:table-cell>
          <table:table-cell office:value-type="float" office:value="2.558437893764677">
            <text:p>2.558437893764677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270.3711076726827">
            <text:p>270.3711076726827</text:p>
          </table:table-cell>
          <table:table-cell office:value-type="float" office:value="3.543118523539201">
            <text:p>3.543118523539201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295.7955795402792">
            <text:p>295.7955795402792</text:p>
          </table:table-cell>
          <table:table-cell office:value-type="float" office:value="2.697723864262999">
            <text:p>2.697723864262999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331.64732609905917">
            <text:p>331.64732609905917</text:p>
          </table:table-cell>
          <table:table-cell office:value-type="float" office:value="2.6545572207536696">
            <text:p>2.6545572207536696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370.8536233696241">
            <text:p>370.8536233696241</text:p>
          </table:table-cell>
          <table:table-cell office:value-type="float" office:value="2.5778902144757443">
            <text:p>2.5778902144757443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417.1838071068182">
            <text:p>417.1838071068182</text:p>
          </table:table-cell>
          <table:table-cell office:value-type="float" office:value="3.799903330072464">
            <text:p>3.799903330072464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453.69177244450975">
            <text:p>453.69177244450975</text:p>
          </table:table-cell>
          <table:table-cell office:value-type="float" office:value="3.017137093323559">
            <text:p>3.017137093323559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509.036661580801">
            <text:p>509.036661580801</text:p>
          </table:table-cell>
          <table:table-cell office:value-type="float" office:value="3.3948992240484146">
            <text:p>3.3948992240484146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565.0696480569309">
            <text:p>565.0696480569309</text:p>
          </table:table-cell>
          <table:table-cell office:value-type="float" office:value="3.5574529717558177">
            <text:p>3.5574529717558177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623.1033878079487">
            <text:p>623.1033878079487</text:p>
          </table:table-cell>
          <table:table-cell office:value-type="float" office:value="1.58313690911816">
            <text:p>1.58313690911816</text:p>
          </table:table-cell>
        </table:table-row>
      </table:table>
      <table:table table:name="Dp=2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211.06874193262993">
            <text:p>211.06874193262993</text:p>
          </table:table-cell>
          <table:table-cell office:value-type="float" office:value="4.60511207701548">
            <text:p>4.60511207701548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210.32862562021992">
            <text:p>210.32862562021992</text:p>
          </table:table-cell>
          <table:table-cell office:value-type="float" office:value="4.135078380412133">
            <text:p>4.135078380412133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203.53656224435173">
            <text:p>203.53656224435173</text:p>
          </table:table-cell>
          <table:table-cell office:value-type="float" office:value="2.7162472836032316">
            <text:p>2.7162472836032316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203.31016170329042">
            <text:p>203.31016170329042</text:p>
          </table:table-cell>
          <table:table-cell office:value-type="float" office:value="4.303243830490625">
            <text:p>4.303243830490625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203.8685049445986">
            <text:p>203.8685049445986</text:p>
          </table:table-cell>
          <table:table-cell office:value-type="float" office:value="3.004314594678219">
            <text:p>3.004314594678219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204.50984767246416">
            <text:p>204.50984767246416</text:p>
          </table:table-cell>
          <table:table-cell office:value-type="float" office:value="2.7269961004230496">
            <text:p>2.7269961004230496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202.23954075923768">
            <text:p>202.23954075923768</text:p>
          </table:table-cell>
          <table:table-cell office:value-type="float" office:value="4.145457590244486">
            <text:p>4.145457590244486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209.27251539311078">
            <text:p>209.27251539311078</text:p>
          </table:table-cell>
          <table:table-cell office:value-type="float" office:value="2.279089122147383">
            <text:p>2.279089122147383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206.48517695321684">
            <text:p>206.48517695321684</text:p>
          </table:table-cell>
          <table:table-cell office:value-type="float" office:value="3.3795273633837">
            <text:p>3.3795273633837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201.00644803749245">
            <text:p>201.00644803749245</text:p>
          </table:table-cell>
          <table:table-cell office:value-type="float" office:value="4.8616679482440945">
            <text:p>4.8616679482440945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209.95377765369426">
            <text:p>209.95377765369426</text:p>
          </table:table-cell>
          <table:table-cell office:value-type="float" office:value="2.5972778515446295">
            <text:p>2.5972778515446295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207.45696277582906">
            <text:p>207.45696277582906</text:p>
          </table:table-cell>
          <table:table-cell office:value-type="float" office:value="5.002993788481609">
            <text:p>5.002993788481609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197.7314877381598">
            <text:p>197.7314877381598</text:p>
          </table:table-cell>
          <table:table-cell office:value-type="float" office:value="3.6338588435551364">
            <text:p>3.6338588435551364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205.56794269322594">
            <text:p>205.56794269322594</text:p>
          </table:table-cell>
          <table:table-cell office:value-type="float" office:value="4.517675538919503">
            <text:p>4.517675538919503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203.38721940289946">
            <text:p>203.38721940289946</text:p>
          </table:table-cell>
          <table:table-cell office:value-type="float" office:value="4.8938408360446335">
            <text:p>4.8938408360446335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210.02668727076087">
            <text:p>210.02668727076087</text:p>
          </table:table-cell>
          <table:table-cell office:value-type="float" office:value="4.421405144546679">
            <text:p>4.421405144546679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199.3807595563029">
            <text:p>199.3807595563029</text:p>
          </table:table-cell>
          <table:table-cell office:value-type="float" office:value="2.8198974439926614">
            <text:p>2.8198974439926614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217.03197319487708">
            <text:p>217.03197319487708</text:p>
          </table:table-cell>
          <table:table-cell office:value-type="float" office:value="2.560724800567204">
            <text:p>2.560724800567204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211.08810403172077">
            <text:p>211.08810403172077</text:p>
          </table:table-cell>
          <table:table-cell office:value-type="float" office:value="3.554065338820148">
            <text:p>3.554065338820148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206.4028994970863">
            <text:p>206.4028994970863</text:p>
          </table:table-cell>
          <table:table-cell office:value-type="float" office:value="2.7576806115060335">
            <text:p>2.7576806115060335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204.76959054944592">
            <text:p>204.76959054944592</text:p>
          </table:table-cell>
          <table:table-cell office:value-type="float" office:value="2.8319287932878128">
            <text:p>2.8319287932878128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207.95621193234084">
            <text:p>207.95621193234084</text:p>
          </table:table-cell>
          <table:table-cell office:value-type="float" office:value="4.070394604831107">
            <text:p>4.070394604831107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202.61641729936048">
            <text:p>202.61641729936048</text:p>
          </table:table-cell>
          <table:table-cell office:value-type="float" office:value="4.578005009115988">
            <text:p>4.578005009115988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201.10620780330044">
            <text:p>201.10620780330044</text:p>
          </table:table-cell>
          <table:table-cell office:value-type="float" office:value="4.165038174771548">
            <text:p>4.165038174771548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206.77709495666682">
            <text:p>206.77709495666682</text:p>
          </table:table-cell>
          <table:table-cell office:value-type="float" office:value="3.8779548917438014">
            <text:p>3.8779548917438014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207.69642970208702">
            <text:p>207.69642970208702</text:p>
          </table:table-cell>
          <table:table-cell office:value-type="float" office:value="2.89515397798208">
            <text:p>2.89515397798208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201.535347074069">
            <text:p>201.535347074069</text:p>
          </table:table-cell>
          <table:table-cell office:value-type="float" office:value="4.415232276946938">
            <text:p>4.415232276946938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207.72982007250258">
            <text:p>207.72982007250258</text:p>
          </table:table-cell>
          <table:table-cell office:value-type="float" office:value="5.63406878084574">
            <text:p>5.63406878084574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209.94605535996507">
            <text:p>209.94605535996507</text:p>
          </table:table-cell>
          <table:table-cell office:value-type="float" office:value="4.516597231821443">
            <text:p>4.516597231821443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203.42935819811296">
            <text:p>203.42935819811296</text:p>
          </table:table-cell>
          <table:table-cell office:value-type="float" office:value="3.5341785860658406">
            <text:p>3.5341785860658406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96.15619879650586">
            <text:p>196.15619879650586</text:p>
          </table:table-cell>
          <table:table-cell office:value-type="float" office:value="3.5463809930261965">
            <text:p>3.5463809930261965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201.29631747045187">
            <text:p>201.29631747045187</text:p>
          </table:table-cell>
          <table:table-cell office:value-type="float" office:value="4.064920246502789">
            <text:p>4.064920246502789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202.82758828712798">
            <text:p>202.82758828712798</text:p>
          </table:table-cell>
          <table:table-cell office:value-type="float" office:value="3.8860492395379382">
            <text:p>3.8860492395379382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93.11658060199292">
            <text:p>193.11658060199292</text:p>
          </table:table-cell>
          <table:table-cell office:value-type="float" office:value="2.3860191112248215">
            <text:p>2.3860191112248215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202.43788255043563">
            <text:p>202.43788255043563</text:p>
          </table:table-cell>
          <table:table-cell office:value-type="float" office:value="4.50824676910885">
            <text:p>4.50824676910885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89.79894507319796">
            <text:p>189.79894507319796</text:p>
          </table:table-cell>
          <table:table-cell office:value-type="float" office:value="2.8140567840119184">
            <text:p>2.8140567840119184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91.34877993542426">
            <text:p>191.34877993542426</text:p>
          </table:table-cell>
          <table:table-cell office:value-type="float" office:value="3.383513239561197">
            <text:p>3.383513239561197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84.41349758518874">
            <text:p>184.41349758518874</text:p>
          </table:table-cell>
          <table:table-cell office:value-type="float" office:value="2.353245332055867">
            <text:p>2.353245332055867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86.10406681297295">
            <text:p>186.10406681297295</text:p>
          </table:table-cell>
          <table:table-cell office:value-type="float" office:value="3.0664249095377243">
            <text:p>3.0664249095377243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80.3322685410172">
            <text:p>180.3322685410172</text:p>
          </table:table-cell>
          <table:table-cell office:value-type="float" office:value="2.8629945522991544">
            <text:p>2.862994552299154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77.295863161525">
            <text:p>177.295863161525</text:p>
          </table:table-cell>
          <table:table-cell office:value-type="float" office:value="3.818443389972257">
            <text:p>3.818443389972257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75.1578105719032">
            <text:p>175.1578105719032</text:p>
          </table:table-cell>
          <table:table-cell office:value-type="float" office:value="3.1660150620344987">
            <text:p>3.1660150620344987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73.68940899432988">
            <text:p>173.68940899432988</text:p>
          </table:table-cell>
          <table:table-cell office:value-type="float" office:value="3.687589649387094">
            <text:p>3.687589649387094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75.85362532534742">
            <text:p>175.85362532534742</text:p>
          </table:table-cell>
          <table:table-cell office:value-type="float" office:value="2.768777936890831">
            <text:p>2.768777936890831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84.3179619579018">
            <text:p>184.3179619579018</text:p>
          </table:table-cell>
          <table:table-cell office:value-type="float" office:value="5.004106299446721">
            <text:p>5.004106299446721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88.01461004566355">
            <text:p>188.01461004566355</text:p>
          </table:table-cell>
          <table:table-cell office:value-type="float" office:value="3.085239404056313">
            <text:p>3.085239404056313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191.37619984735537">
            <text:p>191.37619984735537</text:p>
          </table:table-cell>
          <table:table-cell office:value-type="float" office:value="4.359816244663762">
            <text:p>4.359816244663762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200.50157022527077">
            <text:p>200.50157022527077</text:p>
          </table:table-cell>
          <table:table-cell office:value-type="float" office:value="3.729450698320321">
            <text:p>3.729450698320321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211.24426769290295">
            <text:p>211.24426769290295</text:p>
          </table:table-cell>
          <table:table-cell office:value-type="float" office:value="3.6173745148959497">
            <text:p>3.6173745148959497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216.52329753760287">
            <text:p>216.52329753760287</text:p>
          </table:table-cell>
          <table:table-cell office:value-type="float" office:value="3.513810680138612">
            <text:p>3.513810680138612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231.67786699588729">
            <text:p>231.67786699588729</text:p>
          </table:table-cell>
          <table:table-cell office:value-type="float" office:value="5.270565230451165">
            <text:p>5.270565230451165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247.85145421985166">
            <text:p>247.85145421985166</text:p>
          </table:table-cell>
          <table:table-cell office:value-type="float" office:value="3.868121118762948">
            <text:p>3.868121118762948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265.39790130285934">
            <text:p>265.39790130285934</text:p>
          </table:table-cell>
          <table:table-cell office:value-type="float" office:value="4.018686964084508">
            <text:p>4.018686964084508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296.7216280483638">
            <text:p>296.7216280483638</text:p>
          </table:table-cell>
          <table:table-cell office:value-type="float" office:value="3.441587106884273">
            <text:p>3.441587106884273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316.92432303807925">
            <text:p>316.92432303807925</text:p>
          </table:table-cell>
          <table:table-cell office:value-type="float" office:value="3.1378141977284955">
            <text:p>3.1378141977284955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350.54996961443715">
            <text:p>350.54996961443715</text:p>
          </table:table-cell>
          <table:table-cell office:value-type="float" office:value="4.663618046076097">
            <text:p>4.663618046076097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394.594525099526">
            <text:p>394.594525099526</text:p>
          </table:table-cell>
          <table:table-cell office:value-type="float" office:value="4.575375995229961">
            <text:p>4.575375995229961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439.97406374985314">
            <text:p>439.97406374985314</text:p>
          </table:table-cell>
          <table:table-cell office:value-type="float" office:value="3.083924834077698">
            <text:p>3.083924834077698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495.0944927531749">
            <text:p>495.0944927531749</text:p>
          </table:table-cell>
          <table:table-cell office:value-type="float" office:value="4.2237539316535">
            <text:p>4.2237539316535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544.8386271409574">
            <text:p>544.8386271409574</text:p>
          </table:table-cell>
          <table:table-cell office:value-type="float" office:value="3.6740368829685734">
            <text:p>3.6740368829685734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610.9744694122012">
            <text:p>610.9744694122012</text:p>
          </table:table-cell>
          <table:table-cell office:value-type="float" office:value="4.221421414631865">
            <text:p>4.221421414631865</text:p>
          </table:table-cell>
        </table:table-row>
      </table:table>
      <table:table table:name="Dp=5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329.2625076273066">
            <text:p>329.2625076273066</text:p>
          </table:table-cell>
          <table:table-cell office:value-type="float" office:value="5.151768127738802">
            <text:p>5.151768127738802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321.1604859609091">
            <text:p>321.1604859609091</text:p>
          </table:table-cell>
          <table:table-cell office:value-type="float" office:value="6.246027336125983">
            <text:p>6.246027336125983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327.1140909522101">
            <text:p>327.1140909522101</text:p>
          </table:table-cell>
          <table:table-cell office:value-type="float" office:value="4.7914039871097085">
            <text:p>4.7914039871097085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327.6730898720811">
            <text:p>327.6730898720811</text:p>
          </table:table-cell>
          <table:table-cell office:value-type="float" office:value="9.781979064035403">
            <text:p>9.781979064035403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331.12831484048843">
            <text:p>331.12831484048843</text:p>
          </table:table-cell>
          <table:table-cell office:value-type="float" office:value="5.184582707930881">
            <text:p>5.184582707930881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324.51830219250064">
            <text:p>324.51830219250064</text:p>
          </table:table-cell>
          <table:table-cell office:value-type="float" office:value="6.098570102872282">
            <text:p>6.098570102872282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336.253218733944">
            <text:p>336.253218733944</text:p>
          </table:table-cell>
          <table:table-cell office:value-type="float" office:value="6.289995363559566">
            <text:p>6.289995363559566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333.039723874383">
            <text:p>333.039723874383</text:p>
          </table:table-cell>
          <table:table-cell office:value-type="float" office:value="5.896730573185909">
            <text:p>5.896730573185909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327.4092378822349">
            <text:p>327.4092378822349</text:p>
          </table:table-cell>
          <table:table-cell office:value-type="float" office:value="5.7727471158705095">
            <text:p>5.7727471158705095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336.2544381883611">
            <text:p>336.2544381883611</text:p>
          </table:table-cell>
          <table:table-cell office:value-type="float" office:value="5.247786306091612">
            <text:p>5.247786306091612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328.5579016066145">
            <text:p>328.5579016066145</text:p>
          </table:table-cell>
          <table:table-cell office:value-type="float" office:value="5.834475086912573">
            <text:p>5.834475086912573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316.1284845398141">
            <text:p>316.1284845398141</text:p>
          </table:table-cell>
          <table:table-cell office:value-type="float" office:value="6.595523402366875">
            <text:p>6.595523402366875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340.0457877104644">
            <text:p>340.0457877104644</text:p>
          </table:table-cell>
          <table:table-cell office:value-type="float" office:value="5.379272259430984">
            <text:p>5.379272259430984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319.1578669453461">
            <text:p>319.1578669453461</text:p>
          </table:table-cell>
          <table:table-cell office:value-type="float" office:value="6.338768906909053">
            <text:p>6.338768906909053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336.34578051936126">
            <text:p>336.34578051936126</text:p>
          </table:table-cell>
          <table:table-cell office:value-type="float" office:value="5.0354118712889555">
            <text:p>5.0354118712889555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322.977568791376">
            <text:p>322.977568791376</text:p>
          </table:table-cell>
          <table:table-cell office:value-type="float" office:value="6.09709088748252">
            <text:p>6.09709088748252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324.7791092567045">
            <text:p>324.7791092567045</text:p>
          </table:table-cell>
          <table:table-cell office:value-type="float" office:value="3.384354237133248">
            <text:p>3.384354237133248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325.1235716920689">
            <text:p>325.1235716920689</text:p>
          </table:table-cell>
          <table:table-cell office:value-type="float" office:value="5.836326658592284">
            <text:p>5.836326658592284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332.47071517749634">
            <text:p>332.47071517749634</text:p>
          </table:table-cell>
          <table:table-cell office:value-type="float" office:value="3.5391758513982476">
            <text:p>3.5391758513982476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345.8501635404343">
            <text:p>345.8501635404343</text:p>
          </table:table-cell>
          <table:table-cell office:value-type="float" office:value="3.6255560041773953">
            <text:p>3.6255560041773953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317.4384561369901">
            <text:p>317.4384561369901</text:p>
          </table:table-cell>
          <table:table-cell office:value-type="float" office:value="5.529890528997131">
            <text:p>5.529890528997131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322.1259175393016">
            <text:p>322.1259175393016</text:p>
          </table:table-cell>
          <table:table-cell office:value-type="float" office:value="5.6769430884260315">
            <text:p>5.6769430884260315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326.9596783146304">
            <text:p>326.9596783146304</text:p>
          </table:table-cell>
          <table:table-cell office:value-type="float" office:value="4.207593695970974">
            <text:p>4.207593695970974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334.11680405128527">
            <text:p>334.11680405128527</text:p>
          </table:table-cell>
          <table:table-cell office:value-type="float" office:value="6.7469301739964065">
            <text:p>6.7469301739964065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320.9710104428785">
            <text:p>320.9710104428785</text:p>
          </table:table-cell>
          <table:table-cell office:value-type="float" office:value="4.5096707600640915">
            <text:p>4.5096707600640915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325.5184999367566">
            <text:p>325.5184999367566</text:p>
          </table:table-cell>
          <table:table-cell office:value-type="float" office:value="6.42738222437414">
            <text:p>6.42738222437414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324.39506391441853">
            <text:p>324.39506391441853</text:p>
          </table:table-cell>
          <table:table-cell office:value-type="float" office:value="7.414924963734413">
            <text:p>7.414924963734413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334.8080021659293">
            <text:p>334.8080021659293</text:p>
          </table:table-cell>
          <table:table-cell office:value-type="float" office:value="5.575810470825319">
            <text:p>5.575810470825319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329.0473816655076">
            <text:p>329.0473816655076</text:p>
          </table:table-cell>
          <table:table-cell office:value-type="float" office:value="4.697216746516346">
            <text:p>4.697216746516346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327.55167374208594">
            <text:p>327.55167374208594</text:p>
          </table:table-cell>
          <table:table-cell office:value-type="float" office:value="6.94076759090075">
            <text:p>6.94076759090075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325.4611900311457">
            <text:p>325.4611900311457</text:p>
          </table:table-cell>
          <table:table-cell office:value-type="float" office:value="4.799958517303229">
            <text:p>4.799958517303229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321.8753870037023">
            <text:p>321.8753870037023</text:p>
          </table:table-cell>
          <table:table-cell office:value-type="float" office:value="2.802640207948052">
            <text:p>2.802640207948052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329.4122521285409">
            <text:p>329.4122521285409</text:p>
          </table:table-cell>
          <table:table-cell office:value-type="float" office:value="5.599196803536248">
            <text:p>5.599196803536248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312.25743680213765">
            <text:p>312.25743680213765</text:p>
          </table:table-cell>
          <table:table-cell office:value-type="float" office:value="5.430905942013953">
            <text:p>5.430905942013953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324.6421797408817">
            <text:p>324.6421797408817</text:p>
          </table:table-cell>
          <table:table-cell office:value-type="float" office:value="5.044292518271736">
            <text:p>5.044292518271736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324.5551936425505">
            <text:p>324.5551936425505</text:p>
          </table:table-cell>
          <table:table-cell office:value-type="float" office:value="5.029804454853257">
            <text:p>5.029804454853257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324.93943998275597">
            <text:p>324.93943998275597</text:p>
          </table:table-cell>
          <table:table-cell office:value-type="float" office:value="5.319737442277402">
            <text:p>5.319737442277402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313.81914629083116">
            <text:p>313.81914629083116</text:p>
          </table:table-cell>
          <table:table-cell office:value-type="float" office:value="6.105251012165386">
            <text:p>6.105251012165386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315.119217265235">
            <text:p>315.119217265235</text:p>
          </table:table-cell>
          <table:table-cell office:value-type="float" office:value="7.588365708589043">
            <text:p>7.588365708589043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302.14825815578854">
            <text:p>302.14825815578854</text:p>
          </table:table-cell>
          <table:table-cell office:value-type="float" office:value="9.131390343345942">
            <text:p>9.13139034334594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17.26974111360994">
            <text:p>317.26974111360994</text:p>
          </table:table-cell>
          <table:table-cell office:value-type="float" office:value="4.420645215638402">
            <text:p>4.420645215638402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306.22926297143744">
            <text:p>306.22926297143744</text:p>
          </table:table-cell>
          <table:table-cell office:value-type="float" office:value="6.070231042923171">
            <text:p>6.070231042923171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305.01308296620897">
            <text:p>305.01308296620897</text:p>
          </table:table-cell>
          <table:table-cell office:value-type="float" office:value="5.115721168326171">
            <text:p>5.115721168326171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291.36812151338927">
            <text:p>291.36812151338927</text:p>
          </table:table-cell>
          <table:table-cell office:value-type="float" office:value="3.7888691769271885">
            <text:p>3.7888691769271885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291.43955650295095">
            <text:p>291.43955650295095</text:p>
          </table:table-cell>
          <table:table-cell office:value-type="float" office:value="5.140101510619559">
            <text:p>5.140101510619559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285.85105210727346">
            <text:p>285.85105210727346</text:p>
          </table:table-cell>
          <table:table-cell office:value-type="float" office:value="6.045594027469885">
            <text:p>6.045594027469885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293.45575901438525">
            <text:p>293.45575901438525</text:p>
          </table:table-cell>
          <table:table-cell office:value-type="float" office:value="5.29231782713867">
            <text:p>5.29231782713867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297.2423590676731">
            <text:p>297.2423590676731</text:p>
          </table:table-cell>
          <table:table-cell office:value-type="float" office:value="6.632797734863626">
            <text:p>6.632797734863626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294.95167098784236">
            <text:p>294.95167098784236</text:p>
          </table:table-cell>
          <table:table-cell office:value-type="float" office:value="9.08178352049114">
            <text:p>9.08178352049114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294.8424325063452">
            <text:p>294.8424325063452</text:p>
          </table:table-cell>
          <table:table-cell office:value-type="float" office:value="6.195458632483124">
            <text:p>6.195458632483124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298.5576191906273">
            <text:p>298.5576191906273</text:p>
          </table:table-cell>
          <table:table-cell office:value-type="float" office:value="4.72236933498864">
            <text:p>4.72236933498864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307.9328113925018">
            <text:p>307.9328113925018</text:p>
          </table:table-cell>
          <table:table-cell office:value-type="float" office:value="11.081906303670195">
            <text:p>11.081906303670195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327.8081276357346">
            <text:p>327.8081276357346</text:p>
          </table:table-cell>
          <table:table-cell office:value-type="float" office:value="5.543777241736327">
            <text:p>5.543777241736327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346.6215957207538">
            <text:p>346.6215957207538</text:p>
          </table:table-cell>
          <table:table-cell office:value-type="float" office:value="7.881847879768663">
            <text:p>7.881847879768663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358.0943618112373">
            <text:p>358.0943618112373</text:p>
          </table:table-cell>
          <table:table-cell office:value-type="float" office:value="7.443305453020208">
            <text:p>7.443305453020208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395.3888391688612">
            <text:p>395.3888391688612</text:p>
          </table:table-cell>
          <table:table-cell office:value-type="float" office:value="4.1606440914357385">
            <text:p>4.1606440914357385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411.40209082582635">
            <text:p>411.40209082582635</text:p>
          </table:table-cell>
          <table:table-cell office:value-type="float" office:value="5.407859454724741">
            <text:p>5.407859454724741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442.61543901442">
            <text:p>442.61543901442</text:p>
          </table:table-cell>
          <table:table-cell office:value-type="float" office:value="6.1177304113375515">
            <text:p>6.1177304113375515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491.404681157243">
            <text:p>491.404681157243</text:p>
          </table:table-cell>
          <table:table-cell office:value-type="float" office:value="5.0171428649777345">
            <text:p>5.0171428649777345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536.4027732743156">
            <text:p>536.4027732743156</text:p>
          </table:table-cell>
          <table:table-cell office:value-type="float" office:value="7.769525308130944">
            <text:p>7.769525308130944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604.3727167492812">
            <text:p>604.3727167492812</text:p>
          </table:table-cell>
          <table:table-cell office:value-type="float" office:value="6.799884272652031">
            <text:p>6.7998842726520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